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9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697610350168648084" text:style-name="L1">
        <text:list-item>
          <text:p text:style-name="P6">10:09 <text:s/>uphill</text:p>
        </text:list-item>
        <text:list-item>
          <text:p text:style-name="P6"><text:s text:c="2"/>8:49 <text:s/>downhill</text:p>
        </text:list-item>
        <text:list-item>
          <text:p text:style-name="P6"><text:s text:c="2"/>8:05 <text:s/>downhill</text:p>
        </text:list-item>
        <text:list-item>
          <text:p text:style-name="P6">10:37 <text:s/>uphill</text:p>
        </text:list-item>
        <text:list-item>
          <text:p text:style-name="P6"><text:s text:c="2"/>9:48 <text:s/>uphill</text:p>
        </text:list-item>
        <text:list-item>
          <text:p text:style-name="P6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8766936870594340323" text:style-name="L2">
        <text:list-item>
          <text:p text:style-name="P8">1:42.3 <text:tab/>5. <text:s/>1:39.6</text:p>
        </text:list-item>
      </text:list>
      <text:list xml:id="list3276894940527722176" text:style-name="L3">
        <text:list-item>
          <text:p text:style-name="P9">1:43.3<text:tab/><text:tab/>6. <text:s/>1:38.3</text:p>
        </text:list-item>
        <text:list-item>
          <text:p text:style-name="P9">1:46.0<text:tab/><text:tab/>7. <text:s/>1:39.1</text:p>
        </text:list-item>
        <text:list-item>
          <text:p text:style-name="P9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106851745740847616" text:style-name="L4">
        <text:list-item>
          <text:p text:style-name="P7">9:58<text:tab/><text:tab/>124</text:p>
        </text:list-item>
        <text:list-item>
          <text:p text:style-name="P7">9:59<text:tab/><text:tab/>130 </text:p>
        </text:list-item>
        <text:list-item>
          <text:p text:style-name="P7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3"><text:soft-page-break/>I have had a good year of running and racing and now have decided not to run very hard or fast for awhile. <text:s/>This means I may not run another race until the end of the y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6T12:01:33.96</dc:date>
    <dc:creator>James Lombardi</dc:creator>
    <meta:editing-duration>PT14H44M5S</meta:editing-duration>
    <meta:editing-cycles>117</meta:editing-cycles>
    <meta:document-statistic meta:table-count="0" meta:image-count="0" meta:object-count="0" meta:page-count="4" meta:paragraph-count="75" meta:word-count="903" meta:character-count="4504"/>
  </office:meta>
</office:document-meta>
</file>